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3397000">
            <text:p>63,3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6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771000">
            <text:p>69,771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" table:number-columns-repeated="3" table:default-cell-style-name="ce1"/>
        <table:table-column table:style-name="co24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70344000">
            <text:p>70,3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8290000">
            <text:p>108,2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3908000">
            <text:p>53,908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539000">
            <text:p>89,53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2060000">
            <text:p>62,06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7515000">
            <text:p>77,5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2015-10-12</text:date>, <text:time>10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2T10:34:41</dc:date>
    <dc:creator>Ben Miller</dc:creator>
    <meta:editing-duration>P79DT1H56M51S</meta:editing-duration>
    <meta:editing-cycles>214</meta:editing-cycles>
    <meta:document-statistic meta:table-count="11" meta:cell-count="2517" meta:object-count="0"/>
    <meta:user-defined meta:name=""/>
  </office:meta>
</office:document-meta>
</file>